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12F1A00003A09238106F2.wmf"/>
  <manifest:file-entry manifest:media-type="" manifest:full-path="Pictures/2000000800012F1A00003A093541D82C.wm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TimesNewRomanPS-BoldMT" svg:font-family="TimesNewRomanPS-BoldMT"/>
    <style:font-face style:name="TimesNewRomanPSMT" svg:font-family="TimesNewRomanPSMT, 'Times New Roman'" style:font-family-generic="roman"/>
    <style:font-face style:name="SymbolMT" svg:font-family="SymbolMT, 'Arabic Typesetting'" style:font-family-generic="script"/>
    <style:font-face style:name="TimesNewRomanPS-ItalicMT" svg:font-family="TimesNewRomanPS-ItalicMT, 'Arabic Typesetting'" style:font-family-generic="script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8.202cm" fo:margin-left="0cm" fo:margin-right="8.798cm" table:align="margins"/>
    </style:style>
    <style:style style:name="Таблица1.A" style:family="table-column">
      <style:table-column-properties style:column-width="4.921cm" style:rel-column-width="39321*"/>
    </style:style>
    <style:style style:name="Таблица1.B" style:family="table-column">
      <style:table-column-properties style:column-width="3.281cm" style:rel-column-width="26214*"/>
    </style:style>
    <style:style style:name="Таблица1.A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text-autospace="none"/>
      <style:text-properties style:font-name="Calibri" fo:font-size="11pt" style:font-name-asian="TimesNewRomanPSMT" style:font-size-asian="11pt" style:font-name-complex="TimesNewRomanPSMT" style:font-size-complex="11pt"/>
    </style:style>
    <style:style style:name="P2" style:family="paragraph" style:parent-style-name="Standard">
      <style:paragraph-properties style:text-autospace="none"/>
      <style:text-properties style:font-name="Calibri" fo:font-size="11pt" fo:language="ru" fo:country="RU" style:font-size-asian="11pt" style:font-size-complex="11pt"/>
    </style:style>
    <style:style style:name="P3" style:family="paragraph" style:parent-style-name="Standard">
      <style:paragraph-properties style:text-autospace="none"/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5" style:family="paragraph" style:parent-style-name="Standard">
      <style:paragraph-properties style:text-autospace="none"/>
      <style:text-properties style:font-name="Calibri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style:font-name="Calibri" fo:font-size="11pt" style:font-size-asian="11pt" style:font-size-complex="11pt"/>
    </style:style>
    <style:style style:name="P7" style:family="paragraph" style:parent-style-name="Standard">
      <style:paragraph-properties fo:margin-top="0cm" fo:margin-bottom="0cm" fo:line-height="100%" fo:orphans="0" fo:widows="0" fo:hyphenation-ladder-count="no-limit" style:text-autospace="none"/>
      <style:text-properties style:font-name="Calibri" fo:font-size="11pt" style:letter-kerning="true" style:font-name-asian="TimesNewRomanPSMT" style:font-size-asian="11pt" style:language-asian="hi" style:country-asian="IN" style:font-name-complex="TimesNewRomanPSMT" style:font-size-complex="11pt" style:language-complex="hi" style:country-complex="IN" fo:hyphenate="false" fo:hyphenation-remain-char-count="2" fo:hyphenation-push-char-count="2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9" style:family="paragraph" style:parent-style-name="Standard">
      <style:paragraph-properties fo:margin-left="1.27cm" fo:margin-right="0cm" fo:margin-top="0cm" fo:margin-bottom="0cm" fo:line-height="100%" fo:text-align="justify" style:justify-single-word="false" fo:orphans="0" fo:widows="0" fo:hyphenation-ladder-count="no-limit" fo:text-indent="0cm" style:auto-text-indent="false" style:text-autospace="none"/>
      <style:text-properties style:font-name="Calibri" fo:font-size="11pt" style:letter-kerning="true" style:font-name-asian="TimesNewRomanPSMT" style:font-size-asian="11pt" style:language-asian="hi" style:country-asian="IN" style:font-name-complex="TimesNewRomanPSMT" style:font-size-complex="11pt" style:language-complex="hi" style:country-complex="IN" fo:hyphenate="false" fo:hyphenation-remain-char-count="2" fo:hyphenation-push-char-count="2"/>
    </style:style>
    <style:style style:name="P10" style:family="paragraph" style:parent-style-name="Standard" style:master-page-name="Standard">
      <style:paragraph-properties fo:margin-top="0cm" fo:margin-bottom="0cm" fo:line-height="100%" fo:text-align="justify" style:justify-single-word="false" fo:orphans="0" fo:widows="0" fo:hyphenation-ladder-count="no-limit" style:page-number="auto" fo:break-before="page" style:text-autospace="none"/>
      <style:text-properties style:font-name="Calibri" fo:font-size="12pt" style:text-underline-style="solid" style:text-underline-width="auto" style:text-underline-color="font-color" fo:font-weight="bold" style:letter-kerning="true" style:font-name-asian="TimesNewRomanPS-BoldMT" style:font-size-asian="12pt" style:language-asian="hi" style:country-asian="I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P11" style:family="paragraph" style:parent-style-name="Standard" style:list-style-name="WW8Num3">
      <style:paragraph-properties fo:margin-top="0cm" fo:margin-bottom="0cm" fo:line-height="100%" fo:text-align="justify" style:justify-single-word="false" fo:orphans="0" fo:widows="0" fo:hyphenation-ladder-count="no-limit" style:text-autospace="non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 fo:hyphenate="false" fo:hyphenation-remain-char-count="2" fo:hyphenation-push-char-count="2"/>
    </style:style>
    <style:style style:name="P12" style:family="paragraph" style:parent-style-name="Standard" style:list-style-name="WW8Num3">
      <style:paragraph-properties fo:margin-top="0cm" fo:margin-bottom="0cm" fo:line-height="100%" fo:text-align="justify" style:justify-single-word="false" fo:orphans="0" fo:widows="0" fo:hyphenation-ladder-count="no-limit" style:text-autospace="none"/>
      <style:text-properties style:font-name="Calibri" fo:font-size="11pt" style:letter-kerning="true" style:font-name-asian="TimesNewRomanPSMT" style:font-size-asian="11pt" style:language-asian="hi" style:country-asian="IN" style:font-name-complex="TimesNewRomanPSMT" style:font-size-complex="11pt" style:language-complex="hi" style:country-complex="IN" fo:hyphenate="false" fo:hyphenation-remain-char-count="2" fo:hyphenation-push-char-count="2"/>
    </style:style>
    <style:style style:name="P13" style:family="paragraph" style:parent-style-name="Standard" style:list-style-name="WW8Num1">
      <style:paragraph-properties style:text-autospace="none"/>
      <style:text-properties style:font-name="Calibri" fo:font-size="11pt" style:font-name-asian="TimesNewRomanPSMT" style:font-size-asian="11pt" style:font-name-complex="TimesNewRomanPSM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letter-kerning="true" style:font-name-asian="SymbolMT" style:language-asian="hi" style:country-asian="IN" style:font-style-asian="italic" style:font-name-complex="SymbolMT" style:language-complex="hi" style:country-complex="IN" style:font-style-complex="italic"/>
    </style:style>
    <style:style style:name="T3" style:family="text">
      <style:text-properties fo:language="en" fo:country="US" style:font-name-asian="TimesNewRomanPSMT" style:font-name-complex="TimesNewRomanPSMT"/>
    </style:style>
    <style:style style:name="T4" style:family="text">
      <style:text-properties style:letter-kerning="true" style:font-name-asian="TimesNewRomanPSMT" style:language-asian="hi" style:country-asian="IN" style:font-name-complex="TimesNewRomanPSMT" style:language-complex="hi" style:country-complex="IN"/>
    </style:style>
    <style:style style:name="T5" style:family="text">
      <style:text-properties fo:font-style="italic" style:letter-kerning="true" style:font-name-asian="TimesNewRomanPS-ItalicMT" style:language-asian="hi" style:country-asian="IN" style:font-style-asian="italic" style:font-name-complex="TimesNewRomanPS-ItalicMT" style:language-complex="hi" style:country-complex="IN" style:font-style-complex="italic"/>
    </style:style>
    <style:style style:name="T6" style:family="text">
      <style:text-properties fo:font-style="italic" style:letter-kerning="true" style:font-name-asian="SymbolMT" style:language-asian="hi" style:country-asian="IN" style:font-style-asian="italic" style:font-name-complex="SymbolMT" style:language-complex="hi" style:country-complex="IN" style:font-style-complex="italic"/>
    </style:style>
    <style:style style:name="T7" style:family="text">
      <style:text-properties style:font-name-asian="TimesNewRomanPSMT" style:font-name-complex="TimesNewRomanPSM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БИЛЕТ №1</text:p>
      <text:list xml:id="list37220942" text:style-name="WW8Num3">
        <text:list-item>
          <text:p text:style-name="P11"><text:span text:style-name="T4">Опишите, как изменяются кинематические величины </text:span><text:span text:style-name="T5">x(t) </text:span><text:span text:style-name="T4">и </text:span><text:span text:style-name="T6">V</text:span><text:span text:style-name="T2">x</text:span><text:span text:style-name="T6">(</text:span><text:span text:style-name="T5">t), </text:span><text:span text:style-name="T4">графики которых изображены на рисунках; определите характер и направление движения материальной точки.</text:span></text:p>
        </text:list-item>
        <text:list-item>
          <text:p text:style-name="P12">Решение задач на расчёт высоты предмета по его тени.</text:p>
        </text:list-item>
      </text:list>
      <text:p text:style-name="P9">1 <text:s text:c="35"/>2 <text:s text:c="38"/>3 <text:s text:c="37"/>4</text:p>
      <text:p text:style-name="P7"><draw:frame draw:style-name="fr1" draw:name="Рисунок 4" text:anchor-type="char" svg:y="0cm" svg:width="16.997cm" svg:height="3.251cm" draw:z-index="0"><draw:image xlink:href="Pictures/2000000800012F1A00003A093541D82C.wmf" xlink:type="simple" xlink:show="embed" xlink:actuate="onLoad"/>
    </draw:frame> <text:s text:c="15"/>5 <text:s text:c="35"/>6 <text:s text:c="44"/>7 <text:s text:c="38"/>8</text:p>
      <text:p text:style-name="P1"/>
      <text:list xml:id="list37233557" text:style-name="WW8Num1">
        <text:list-item>
          <text:p text:style-name="P13"><draw:frame draw:style-name="fr2" draw:name="Рисунок 1" text:anchor-type="char" svg:x="-0.249cm" svg:y="0.092cm" svg:width="16.997cm" svg:height="3.251cm" draw:z-index="1"><draw:image xlink:href="Pictures/2000000800012F1A00003A09238106F2.wmf" xlink:type="simple" xlink:show="embed" xlink:actuate="onLoad"/>
      </draw:frame>Тело движется равномерно вдоль оси Х, затем не движется по оси Х.</text:p>
        </text:list-item>
        <text:list-item>
          <text:p text:style-name="P13">Тело движется равноускорено по оси Х, затем движется по оси Х равномерно.</text:p>
        </text:list-item>
        <text:list-item>
          <text:p text:style-name="P13">Тело движется равномерно по оси Х, затем не движется.</text:p>
        </text:list-item>
        <text:list-item>
          <text:p text:style-name="P13">Тело движется равноускорено (замедляется), затем не движется.</text:p>
        </text:list-item>
        <text:list-item>
          <text:p text:style-name="P13">Тело движется равномерно по оси Х, затем не движется.</text:p>
        </text:list-item>
        <text:list-item>
          <text:p text:style-name="P13">Тело движется равноускорено (сначала против оси Х, затем по оси Х), затем движется равномерно по оси Х.</text:p>
        </text:list-item>
        <text:list-item>
          <text:p text:style-name="P13">Тело не движется, затем движется равномерно по оси Х.</text:p>
        </text:list-item>
        <text:list-item>
          <text:p text:style-name="P13">Тело движется равномерно против оси Х, затем движется равноускорено </text:p>
          <text:p text:style-name="P13">(сначала против оси Х, затем по оси Х).</text:p>
        </text:list-item>
      </text:list>
      <text:p text:style-name="P3"/>
      <text:p text:style-name="P3"><text:s text:c="2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8">Движение по оси Х</text:p>
          </table:table-cell>
          <table:covered-table-cell/>
        </table:table-row>
        <table:table-row>
          <table:table-cell table:style-name="Таблица1.A2" office:value-type="string">
            <text:p text:style-name="P4">Тело не движется</text:p>
          </table:table-cell>
          <table:table-cell table:style-name="Таблица1.B2" office:value-type="string">
            <text:p text:style-name="P8"><draw:frame draw:style-name="fr3" draw:name="Объект2" text:anchor-type="as-char" svg:width="1.356cm" svg:height="0.998cm" draw:z-index="2"><draw:object xlink:href="./Object 2" xlink:type="simple" xlink:show="embed" xlink:actuate="onLoad"/><draw:image xlink:href="./ObjectReplacements/Object 2" xlink:type="simple" xlink:show="embed" xlink:actuate="onLoad"/>
        <svg:desc>формула</svg:desc>
       </draw:frame></text:p>
          </table:table-cell>
        </table:table-row>
        <table:table-row>
          <table:table-cell table:style-name="Таблица1.A2" office:value-type="string">
            <text:p text:style-name="P4">Равномерное движение</text:p>
          </table:table-cell>
          <table:table-cell table:style-name="Таблица1.B2" office:value-type="string">
            <text:p text:style-name="P8"><draw:frame draw:style-name="fr3" draw:name="Объект1" text:anchor-type="as-char" svg:width="2.037cm" svg:height="0.997cm" draw:z-index="3"><draw:object xlink:href="./Object 1" xlink:type="simple" xlink:show="embed" xlink:actuate="onLoad"/><draw:image xlink:href="./ObjectReplacements/Object 1" xlink:type="simple" xlink:show="embed" xlink:actuate="onLoad"/>
        <svg:desc>формула</svg:desc>
       </draw:frame></text:p>
          </table:table-cell>
        </table:table-row>
        <table:table-row>
          <table:table-cell table:style-name="Таблица1.A2" office:value-type="string">
            <text:p text:style-name="P8">Равноускоренное движение</text:p>
          </table:table-cell>
          <table:table-cell table:style-name="Таблица1.B2" office:value-type="string">
            <text:p text:style-name="P8"><draw:frame draw:style-name="fr3" draw:name="Объект3" text:anchor-type="as-char" svg:width="2.02cm" svg:height="0.998cm" draw:z-index="4"><draw:object xlink:href="./Object 3" xlink:type="simple" xlink:show="embed" xlink:actuate="onLoad"/><draw:image xlink:href="./ObjectReplacements/Object 3" xlink:type="simple" xlink:show="embed" xlink:actuate="onLoad"/>
        <svg:desc>формула</svg:desc>
       </draw:frame></text:p>
          </table:table-cell>
        </table:table-row>
      </table:table>
      <text:p text:style-name="P2"><text:span text:style-name="T7">*Если </text:span><text:span text:style-name="T3">const &gt; 0, </text:span><text:span text:style-name="T7">то тело двигается по оси Х, </text:span></text:p>
      <text:p text:style-name="P2"><text:span text:style-name="T7"><text:s text:c="3"/>если </text:span><text:span text:style-name="T3">const <text:s/>&lt; 0, </text:span><text:span text:style-name="T7">то против оси Х</text:span><text:span text:style-name="T3"> </text:span></text:p>
      <text:p text:style-name="P1"/>
      <text:p text:style-name="P5">Решение задач на расчёт высоты предмета по его тени.</text:p>
      <text:p text:style-name="P6">Первое, что нужно сделать - это найти <text:span text:style-name="T1">tg</text:span> <text:span text:style-name="T1">a</text:span>- показатель отношения высоты любого предмета к длине его тени. <text:span text:style-name="T1">Tg</text:span> <text:span text:style-name="T1">a</text:span> можно найти из значения <text:span text:style-name="T1">a</text:span> или другой информации в условии ( например высота и тень другого предмета).</text:p>
      <text:p text:style-name="P6">Затем высота находиться, как произведение <text:span text:style-name="T1">tg</text:span> <text:span text:style-name="T1">a</text:span> и длины тен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TimesNewRomanPS-BoldMT" svg:font-family="TimesNewRomanPS-BoldMT"/>
    <style:font-face style:name="TimesNewRomanPSMT" svg:font-family="TimesNewRomanPSMT, 'Times New Roman'" style:font-family-generic="roman"/>
    <style:font-face style:name="SymbolMT" svg:font-family="SymbolMT, 'Arabic Typesetting'" style:font-family-generic="script"/>
    <style:font-face style:name="TimesNewRomanPS-ItalicMT" svg:font-family="TimesNewRomanPS-ItalicMT, 'Arabic Typesetting'" style:font-family-generic="script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5-29T14:53:13.88</meta:creation-date>
    <dc:date>2017-01-13T17:06:30.96</dc:date>
    <meta:editing-duration>PT5H5M23S</meta:editing-duration>
    <meta:editing-cycles>4</meta:editing-cycles>
    <meta:generator>OpenOffice.org/3.3$Win32 OpenOffice.org_project/330m20$Build-9567</meta:generator>
    <meta:document-statistic meta:table-count="1" meta:image-count="2" meta:object-count="3" meta:page-count="1" meta:paragraph-count="27" meta:word-count="227" meta:character-count="1556"/>
  </office:meta>
</office:document-meta>
</file>

<file path=Object 1/content.xml><?xml version="1.0" encoding="utf-8"?>
<math xmlns="http://www.w3.org/1998/Math/MathML">
  <semantics>
    <mrow>
      <mfrac>
        <mrow>
          <mstyle mathsize="8pt">
            <mrow>
              <mo stretchy="false">Δ</mo>
            </mrow>
          </mstyle>
          <mi>x</mi>
        </mrow>
        <mrow>
          <mstyle mathsize="8pt">
            <mrow>
              <mo stretchy="false">Δ</mo>
            </mrow>
          </mstyle>
          <mi>t</mi>
        </mrow>
      </mfrac>
      <mo stretchy="false">=</mo>
      <mi mathvariant="italic">const</mi>
    </mrow>
    <annotation encoding="StarMath 5.0">{size 8{%iDELTA} x }over {size 8{%iDELTA} t}=const</annotation>
  </semantics>
</math>
</file>

<file path=Object 2/content.xml><?xml version="1.0" encoding="utf-8"?>
<math xmlns="http://www.w3.org/1998/Math/MathML">
  <semantics>
    <mrow>
      <mfrac>
        <mrow>
          <mstyle mathsize="8pt">
            <mrow>
              <mo stretchy="false">Δ</mo>
            </mrow>
          </mstyle>
          <mi>x</mi>
        </mrow>
        <mrow>
          <mstyle mathsize="8pt">
            <mrow>
              <mo stretchy="false">Δ</mo>
            </mrow>
          </mstyle>
          <mi>t</mi>
        </mrow>
      </mfrac>
      <mo stretchy="false">=</mo>
      <mn>0</mn>
    </mrow>
    <annotation encoding="StarMath 5.0">{size 8{%iDELTA} x }over {size 8{%iDELTA} t}=0</annotation>
  </semantics>
</math>
</file>

<file path=Object 3/content.xml><?xml version="1.0" encoding="utf-8"?>
<math xmlns="http://www.w3.org/1998/Math/MathML">
  <semantics>
    <mrow>
      <mfrac>
        <mrow>
          <mstyle mathsize="8pt">
            <mrow>
              <mo stretchy="false">Δ</mo>
            </mrow>
          </mstyle>
          <mi>v</mi>
        </mrow>
        <mrow>
          <mstyle mathsize="8pt">
            <mrow>
              <mo stretchy="false">Δ</mo>
            </mrow>
          </mstyle>
          <mi>t</mi>
        </mrow>
      </mfrac>
      <mo stretchy="false">=</mo>
      <mi mathvariant="italic">const</mi>
    </mrow>
    <annotation encoding="StarMath 5.0">{size 8{%iDELTA} v }over {size 8{%iDELTA} t}=const</annotation>
  </semantics>
</math>
</file>